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line-distance="2.8cm" draw:guide-distance="0.5cm" draw:start-guide="4cm" draw:end-guide="-1.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measure draw:name="DimensionShape" draw:style-name="gr1" draw:text-style-name="P1" draw:layer="layout" svg:x1="3.001cm" svg:y1="5.279cm" svg:x2="8.001cm" svg:y2="5.279cm">
          <text:p text:style-name="P1"><text:measure text:kind="gap"/><text:measure text:kind="value">1.97</text:measure><text:s/><text:measure text:kind="unit"/><text:measure text:kind="gap"/></text:p>
        </draw:measur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6:55:16.872838531</meta:creation-date>
    <dc:date>2022-08-09T17:13:32.626078550</dc:date>
    <meta:editing-duration>PT1M9S</meta:editing-duration>
    <meta:editing-cycles>2</meta:editing-cycles>
    <meta:generator>LibreOfficeDev/7.5.0.0.alpha0$Linux_X86_64 LibreOffice_project/48669c341e99afb3268c7d2239147c911827d3c8</meta:generator>
    <meta:document-statistic meta:object-count="24"/>
  </office:meta>
</office:document-meta>
</file>